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MessageSourceResourceBundleLocator.getResourceBundle( Locale loca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essageSourceResourceBundleLocator.MessageSourceResourceBundleLocator( MessageSource messag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